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24e" style:font-name="urw-din" fo:font-size="12.75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24e" style:font-name="urw-din" fo:font-size="12.75pt" fo:letter-spacing="normal" fo:font-style="normal" fo:font-weight="normal" officeooo:paragraph-rsid="0003097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24e" style:font-name="urw-din" fo:font-size="12.75pt" fo:letter-spacing="normal" fo:font-style="normal" fo:font-weight="normal" officeooo:rsid="00071b3f" officeooo:paragraph-rsid="00071b3f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402b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9db12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afa08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24e" style:font-name="urw-din" fo:font-size="12.75pt" fo:letter-spacing="normal" fo:font-style="normal" fo:font-weight="normal" officeooo:paragraph-rsid="00030979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24e" style:font-name="urw-din" fo:font-size="12.75pt" fo:letter-spacing="normal" fo:font-style="normal" fo:font-weight="normal" officeooo:rsid="00059051" officeooo:paragraph-rsid="00059051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24e" style:font-name="urw-din" fo:font-size="12.75pt" fo:letter-spacing="normal" fo:font-style="normal" fo:font-weight="normal" officeooo:rsid="00084f32" officeooo:paragraph-rsid="00084f32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24e" style:font-name="urw-din" fo:font-size="12.75pt" fo:letter-spacing="normal" fo:font-style="normal" fo:font-weight="normal" officeooo:rsid="0009db12" officeooo:paragraph-rsid="0009db12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24e" style:font-name="urw-din" fo:font-size="12pt" fo:letter-spacing="normal" fo:font-style="normal" fo:font-weight="normal" officeooo:rsid="000402be" officeooo:paragraph-rsid="000402be" style:font-size-asian="10.5pt" style:font-size-complex="12pt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59051" officeooo:paragraph-rsid="00059051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71b3f" officeooo:paragraph-rsid="00071b3f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9db12" officeooo:paragraph-rsid="0009db12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afa08" officeooo:paragraph-rsid="000afa08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c667f" officeooo:paragraph-rsid="000c667f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030979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02124" style:font-name="arial" fo:letter-spacing="normal" fo:font-style="normal"/>
    </style:style>
    <style:style style:name="T5" style:family="text">
      <style:text-properties fo:font-variant="normal" fo:text-transform="none" fo:color="#202124" style:font-name="arial" fo:letter-spacing="normal" fo:font-style="normal" officeooo:rsid="00030979"/>
    </style:style>
    <style:style style:name="T6" style:family="text">
      <style:text-properties fo:font-variant="normal" fo:text-transform="none" fo:color="#202124" fo:letter-spacing="normal"/>
    </style:style>
    <style:style style:name="T7" style:family="text">
      <style:text-properties fo:font-variant="normal" fo:text-transform="none" fo:color="#202124" fo:font-size="12pt" fo:letter-spacing="normal" style:font-size-asian="12pt" style:font-size-complex="12pt"/>
    </style:style>
    <style:style style:name="T8" style:family="text">
      <style:text-properties fo:font-variant="normal" fo:text-transform="none" fo:color="#40424e" style:font-name="urw-din" fo:font-size="12.75pt" fo:letter-spacing="normal" fo:font-style="normal" fo:font-weight="normal" officeooo:rsid="000402be" style:font-size-asian="10.5pt" style:font-size-complex="12pt"/>
    </style:style>
    <style:style style:name="T9" style:family="text">
      <style:text-properties fo:font-variant="normal" fo:text-transform="none" fo:color="#40424e" style:font-name="urw-din" fo:font-size="12.75pt" fo:letter-spacing="normal" fo:font-style="normal" fo:font-weight="normal" officeooo:rsid="000402be" style:font-size-asian="10.5pt" style:font-size-complex="12pt" loext:padding="0cm" loext:border="none"/>
    </style:style>
    <style:style style:name="T10" style:family="text">
      <style:text-properties fo:font-variant="normal" fo:text-transform="none" fo:color="#40424e" style:font-name="urw-din" fo:font-size="12pt" fo:letter-spacing="normal" fo:font-style="normal" fo:font-weight="normal" officeooo:rsid="000402be" style:font-size-asian="10.5pt" style:font-size-complex="12pt"/>
    </style:style>
    <style:style style:name="T11" style:family="text">
      <style:text-properties fo:font-variant="normal" fo:text-transform="none" fo:color="#40424e" style:font-name="urw-di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40424e" style:font-name="urw-din" fo:font-size="12pt" fo:letter-spacing="normal" fo:font-style="normal" fo:font-weight="normal" officeooo:rsid="000402be" style:font-size-asian="12pt" style:font-size-complex="12pt"/>
    </style:style>
    <style:style style:name="T13" style:family="text">
      <style:text-properties fo:font-variant="normal" fo:text-transform="none" fo:color="#40424e" style:font-name="urw-din" fo:font-size="12pt" fo:letter-spacing="normal" fo:font-style="normal" fo:font-weight="normal" officeooo:rsid="00059051" style:font-size-asian="12pt" style:font-size-complex="12pt"/>
    </style:style>
    <style:style style:name="T14" style:family="text">
      <style:text-properties fo:font-variant="normal" fo:text-transform="none" fo:color="#40424e" style:font-name="urw-din" fo:font-size="12pt" fo:letter-spacing="normal" fo:font-style="normal" fo:font-weight="normal" officeooo:rsid="00071b3f" style:font-size-asian="12pt" style:font-size-complex="12pt"/>
    </style:style>
    <style:style style:name="T15" style:family="text">
      <style:text-properties fo:font-variant="normal" fo:text-transform="none" fo:color="#40424e" style:font-name="urw-din" fo:font-size="12pt" fo:letter-spacing="normal" fo:font-style="normal" fo:font-weight="normal" officeooo:rsid="0009db12" style:font-size-asian="12pt" style:font-size-complex="12pt"/>
    </style:style>
    <style:style style:name="T16" style:family="text">
      <style:text-properties fo:font-variant="normal" fo:text-transform="none" fo:color="#40424e" style:font-name="urw-din" fo:font-size="12pt" fo:letter-spacing="normal" fo:font-style="normal" fo:font-weight="normal" officeooo:rsid="000afa08" style:font-size-asian="12pt" style:font-size-complex="12pt"/>
    </style:style>
    <style:style style:name="T17" style:family="text">
      <style:text-properties fo:font-variant="normal" fo:text-transform="none" fo:color="#40424e" style:font-name="urw-din" fo:font-size="12pt" fo:letter-spacing="normal" fo:font-style="normal" fo:font-weight="normal" officeooo:rsid="000c667f" style:font-size-asian="12pt" style:font-size-complex="12pt"/>
    </style:style>
    <style:style style:name="T18" style:family="text">
      <style:text-properties fo:color="#202124" style:font-name="arial" fo:font-size="12pt"/>
    </style:style>
    <style:style style:name="T19" style:family="text">
      <style:text-properties fo:color="#202124" style:font-name="arial" fo:font-size="12pt" officeooo:rsid="00030979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weight="normal" officeooo:rsid="00030979" loext:padding="0cm" loext:border="none"/>
    </style:style>
    <style:style style:name="T22" style:family="text">
      <style:text-properties officeooo:rsid="00030979"/>
    </style:style>
    <style:style style:name="T23" style:family="text">
      <style:text-properties officeooo:rsid="00071b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When</text:span><text:span text:style-name="T4"> </text:span><text:span text:style-name="T5">Y</text:span><text:span text:style-name="T4">ou </text:span><text:span text:style-name="T5">T</text:span><text:span text:style-name="T4">urn </text:span><text:span text:style-name="T5">O</text:span><text:span text:style-name="T4">n </text:span><text:span text:style-name="T5">T</text:span><text:span text:style-name="T4">he </text:span><text:span text:style-name="T5">C</text:span><text:span text:style-name="T4">omputer</text:span></text:p>
      <text:p text:style-name="P1"><text:span text:style-name="T1"/></text:p>
      <text:p text:style-name="P1"><text:span text:style-name="T1">The first thing a computer</text:span><text:span text:style-name="T6"> </text:span><text:span text:style-name="T1">has to do when it</text:span><text:span text:style-name="T6"> </text:span><text:span text:style-name="T1">is turned</text:span><text:span text:style-name="T6"> </text:span><text:span text:style-name="T1">on is to start up a special program called an operating system.</text:span></text:p>
      <text:p text:style-name="P1"><text:span text:style-name="T1"/></text:p>
      <text:p text:style-name="P3"><text:span text:style-name="T18">The</text:span><text:span text:style-name="T19">n</text:span><text:span text:style-name="T18"> BIOS chip tells it to look in a fixed place, usually on the lowest-numbered hard disk <text:s/>for a special program called a boot loader.</text:span></text:p>
      <text:p text:style-name="P3"><text:span text:style-name="T18"/></text:p>
      <text:p text:style-name="P4"><text:span text:style-name="T19">(</text:span><text:span text:style-name="T18">The boot loader is pulled into memory and started.</text:span><text:span text:style-name="T19">)</text:span></text:p>
      <text:p text:style-name="P4"><text:span text:style-name="T19"/></text:p>
      <text:p text:style-name="P5"><text:span text:style-name="T19">B</text:span><text:span text:style-name="T18">ios is the software that inbulit in motherboard .Its like a software </text:span></text:p>
      <text:p text:style-name="P4"><text:span text:style-name="T19"/></text:p>
      <text:p text:style-name="P9"><text:span text:style-name="Strong_20_Emphasis"><text:span text:style-name="T21">Functions of BIOS</text:span></text:span><text:span text:style-name="T22"> </text:span></text:p>
      <text:p text:style-name="P13">First Stage of Bios <text:span text:style-name="T23">(basic Input Output)</text:span></text:p>
      <text:p text:style-name="P6"><text:span text:style-name="Strong_20_Emphasis"><text:span text:style-name="T9">POST</text:span></text:span><text:span text:style-name="T10"> </text:span><text:span text:style-name="T8">(Power On Self Test)-</text:span><text:span text:style-name="T3">is the diagnostic testing</text:span><text:span text:style-name="T7"> </text:span><text:span text:style-name="T3">sequence that a computer's basic input/output system</text:span><text:span text:style-name="T12"> runs to determine if the ram ,hard disk ,</text:span><text:span text:style-name="T14">power supply </text:span><text:span text:style-name="T12"><text:s/></text:span><text:span text:style-name="T14">keyboard or mouse </text:span><text:span text:style-name="T12"><text:s/></text:span><text:span text:style-name="T13">are working correctly or not.</text:span><text:span text:style-name="T12"> </text:span></text:p>
      <text:p text:style-name="P15"><text:span text:style-name="T12">A</text:span><text:span text:style-name="T11">ll Device check in motherboard and Computer Connect is working or not.</text:span></text:p>
      <text:p text:style-name="P15"><text:span text:style-name="T11">Then check boot order </text:span></text:p>
      <text:p text:style-name="P14"><text:span text:style-name="T12">S</text:span><text:span text:style-name="T11">econd Stage of bios</text:span></text:p>
      <text:p text:style-name="P10"><text:span text:style-name="T20">Master Boot Record (MBR)- is the small program that start when computer is booting in order to find the operating system.</text:span></text:p>
      <text:p text:style-name="P11"><text:span text:style-name="T20">Cylinder 0,</text:span></text:p>
      <text:p text:style-name="P11"><text:span text:style-name="T20">Sector 1,</text:span></text:p>
      <text:p text:style-name="P11"><text:span text:style-name="T20">Head 0,</text:span></text:p>
      <text:p text:style-name="P11"><text:span text:style-name="T20">0,0,1</text:span></text:p>
      <text:p text:style-name="P11"><text:span text:style-name="T20">MBR file store </text:span></text:p>
      <text:p text:style-name="P11"><text:span text:style-name="T20">when we intall window then is placed is fixed .</text:span></text:p>
      <text:p text:style-name="P11"><text:span text:style-name="T20">When proccessor <text:s/>access MBR file then 3 file formed</text:span></text:p>
      <text:p text:style-name="P11"><text:span text:style-name="T20">1-command.com</text:span></text:p>
      <text:p text:style-name="P11"><text:span text:style-name="T20">2-ms-dos.sys</text:span></text:p>
      <text:p text:style-name="P11"><text:span text:style-name="T20">3-io.sys</text:span></text:p>
      <text:p text:style-name="P11"><text:span text:style-name="T20">processor check <text:s/>3 file then load operation system.</text:span></text:p>
      <text:p text:style-name="P12"><text:span text:style-name="T20">Third Stage of bios</text:span></text:p>
      <text:p text:style-name="P7"><text:span text:style-name="T15">Boot Lo</text:span><text:span text:style-name="T17">a</text:span><text:span text:style-name="T15">der – This contain Main Functionality LILO and Grub ( Grand Unified Boot Loader. </text:span></text:p>
      <text:p text:style-name="P16"><text:span text:style-name="T11">In this stage it can be open one operating system in one way </text:span><text:span text:style-name="T16">that user select.</text:span></text:p>
      <text:p text:style-name="P8"><text:soft-page-break/><text:span text:style-name="T16"/></text:p>
      <text:p text:style-name="P8"><text:span text:style-name="T16">Fourth Stage of bios</text:span></text:p>
      <text:p text:style-name="P17"><text:span text:style-name="T11">Kernal- it is acctually interface between user and operating system</text:span></text:p>
      <text:p text:style-name="P18"><text:span text:style-name="T11">it manage communication between software and hardware</text:span></text:p>
      <text:p text:style-name="P18"><text:span text:style-name="T11">software – like user level application</text:span></text:p>
      <text:p text:style-name="P18"><text:span text:style-name="T11">hardware- like CPU, Disk Management ,memory.</text:span></text:p>
      <text:p text:style-name="P18"><text:span text:style-name="T11"/></text:p>
      <text:p text:style-name="P16"><text:span text:style-name="T11"/></text:p>
      <text:p text:style-name="Text_20_body"><text:line-break/></text:p>
      <text:p text:style-name="P4"><text:span text:style-name="T18"> 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5:33:22.213568971</meta:creation-date>
    <dc:date>2021-04-06T16:55:05.631835943</dc:date>
    <meta:editing-duration>PT9M42S</meta:editing-duration>
    <meta:editing-cycles>1</meta:editing-cycles>
    <meta:document-statistic meta:table-count="0" meta:image-count="0" meta:object-count="0" meta:page-count="2" meta:paragraph-count="33" meta:word-count="266" meta:character-count="1544" meta:non-whitespace-character-count="1294"/>
    <meta:generator>LibreOffice/6.4.4.2$Linux_X86_64 LibreOffice_project/40$Build-2</meta:generator>
  </office:meta>
</office:document-meta>
</file>